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8.435cm"/>
    </style:style>
    <style:style style:name="co3" style:family="table-column">
      <style:table-column-properties fo:break-before="auto" style:column-width="5.05cm"/>
    </style:style>
    <style:style style:name="co4" style:family="table-column">
      <style:table-column-properties fo:break-before="auto" style:column-width="11.404cm"/>
    </style:style>
    <style:style style:name="co5" style:family="table-column">
      <style:table-column-properties fo:break-before="auto" style:column-width="4.24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66" style:text-align-source="fix" style:repeat-content="false" fo:border="0.088cm solid #66ffff"/>
      <style:paragraph-properties fo:text-align="center" fo:margin-left="0cm"/>
      <style:text-properties fo:color="#66ffff"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[$Sheet1.$H$2:.$H$6])" table:allow-empty-cell="true" table:display-list="unsorted" table:base-cell-address="Sheet1.D2">
          <table:error-message table:message-type="stop" table:display="true"/>
        </table:content-validation>
        <table:content-validation table:name="val2" table:condition="of:cell-content-is-in-list([$Sheet1.$H$2:.$H$6])" table:allow-empty-cell="true" table:display-list="unsorted" table:base-cell-address="Sheet1.D35"/>
      </table:content-validations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Asset name</text:p>
          </table:table-cell>
          <table:table-cell table:style-name="ce1" office:value-type="string">
            <text:p>Creator</text:p>
          </table:table-cell>
          <table:table-cell table:style-name="ce1" office:value-type="string">
            <text:p>Link</text:p>
          </table:table-cell>
          <table:table-cell table:style-name="ce1" table:content-validation-name="val1" office:value-type="string">
            <text:p>Type</text:p>
          </table:table-cell>
          <table:table-cell table:number-columns-repeated="3"/>
          <table:table-cell office:value-type="string">
            <text:p>Types:</text:p>
          </table:table-cell>
        </table:table-row>
        <table:table-row table:style-name="ro2">
          <table:table-cell office:value-type="string">
            <text:p>Snake's SECOND Authentic Gun Sounds Pack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second-authentic-gun-sounds-pack">https://f8studios.itch.io/snakes-second-authentic-gun-sounds-pack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Sound effect</text:p>
          </table:table-cell>
        </table:table-row>
        <table:table-row table:style-name="ro2">
          <table:table-cell office:value-type="string">
            <text:p>Snake's Authentic Gun Sounds</text:p>
          </table:table-cell>
          <table:table-cell office:value-type="string">
            <text:p>SnakeF8</text:p>
          </table:table-cell>
          <table:table-cell office:value-type="string">
            <text:p><text:a xlink:href="https://f8studios.itch.io/snakes-authentic-gun-sounds">https://f8studios.itch.io/snakes-authentic-gun-sounds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Music</text:p>
          </table:table-cell>
        </table:table-row>
        <table:table-row table:style-name="ro2">
          <table:table-cell office:value-type="string">
            <text:p>Particle Pack (80+ sprites)</text:p>
          </table:table-cell>
          <table:table-cell table:style-name="ce2" office:value-type="string">
            <text:p>Kenney.n </text:p>
          </table:table-cell>
          <table:table-cell office:value-type="string">
            <text:p><text:a xlink:href="https://opengameart.org/content/particle-pack-80-sprites">https://opengameart.org/content/particle-pack-80-sprites</text:a></text:p>
          </table:table-cell>
          <table:table-cell table:content-validation-name="val2" office:value-type="string">
            <text:p>2D</text:p>
          </table:table-cell>
          <table:table-cell table:number-columns-repeated="3"/>
          <table:table-cell office:value-type="string">
            <text:p>3D</text:p>
          </table:table-cell>
        </table:table-row>
        <table:table-row table:style-name="ro2">
          <table:table-cell office:value-type="string">
            <text:p>Minigun</text:p>
          </table:table-cell>
          <table:table-cell office:value-type="string">
            <text:p>Jim Rogers</text:p>
          </table:table-cell>
          <table:table-cell office:value-type="string">
            <text:p><text:a xlink:href="https://soundbible.com/1920-Minigun.html">https://soundbible.com/1920-Minigun.html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2D</text:p>
          </table:table-cell>
        </table:table-row>
        <table:table-row table:style-name="ro2">
          <table:table-cell office:value-type="string">
            <text:p>FREE FPS SFX</text:p>
          </table:table-cell>
          <table:table-cell office:value-type="string">
            <text:p>LMGLolo</text:p>
          </table:table-cell>
          <table:table-cell office:value-type="string">
            <text:p><text:a xlink:href="https://lmglolo.itch.io/free-fps-sfx">https://lmglolo.itch.io/free-fps-sfx</text:a></text:p>
          </table:table-cell>
          <table:table-cell table:content-validation-name="val2" office:value-type="string">
            <text:p>Sound effect</text:p>
          </table:table-cell>
          <table:table-cell table:number-columns-repeated="3"/>
          <table:table-cell office:value-type="string">
            <text:p>Other</text:p>
          </table:table-cell>
        </table:table-row>
        <table:table-row table:style-name="ro3">
          <table:table-cell office:value-type="string">
            <text:p>Weapon, Sword, Metal sword, Swing, fast, impact</text:p>
          </table:table-cell>
          <table:table-cell office:value-type="string">
            <text:p>julianmateo_</text:p>
            <text:p/>
          </table:table-cell>
          <table:table-cell office:value-type="string">
            <text:p><text:a xlink:href="https://freesound.org/people/julianmateo_/sounds/522701/">https://freesound.org/people/julianmateo_/sounds/522701/</text:a></text:p>
          </table:table-cell>
          <table:table-cell table:content-validation-name="val2" office:value-type="string">
            <text:p>Sound effect</text:p>
          </table:table-cell>
          <table:table-cell table:number-columns-repeated="4"/>
        </table:table-row>
        <table:table-row table:style-name="ro3" table:number-rows-repeated="27">
          <table:table-cell table:number-columns-repeated="3"/>
          <table:table-cell table:content-validation-name="val2"/>
          <table:table-cell table:number-columns-repeated="4"/>
        </table:table-row>
        <table:table-row table:style-name="ro3">
          <table:table-cell table:number-columns-repeated="3"/>
          <table:table-cell table:content-validation-name="val2"/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11">11.09.2024</text:date>, <text:time>01:35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6M44S</meta:editing-duration>
    <meta:editing-cycles>10</meta:editing-cycles>
    <meta:generator>OpenOffice/4.1.14$Win32 OpenOffice.org_project/4114m1$Build-9811</meta:generator>
    <dc:date>2024-09-11T01:35:26.14</dc:date>
    <meta:document-statistic meta:table-count="3" meta:cell-count="34" meta:object-count="0"/>
    <meta:user-defined meta:name="Info 1"/>
    <meta:user-defined meta:name="Info 2"/>
    <meta:user-defined meta:name="Info 3"/>
    <meta:user-defined meta:name="Info 4"/>
  </office:meta>
</office:document-meta>
</file>